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fo:font-style="italic"/>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Symbol" style:font-family-asian="Symbol" style:font-family-complex="Symbo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Symbol" style:font-family-asian="Symbol" style:font-family-complex="Symbo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ourier New'" style:font-family-asian="'Courier New'" style:font-family-complex="'Courier New'"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ourier New'" style:font-family-asian="'Courier New'" style:font-family-complex="'Courier New'"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Symbol" style:font-family-asian="Symbol" style:font-family-complex="Symbo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Symbol" style:font-family-asian="Symbol" style:font-family-complex="Symbo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Symbol" style:font-family-asian="Symbol" style:font-family-complex="Symbo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Symbol" style:font-family-asian="Symbol" style:font-family-complex="Symbo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fo:font-style="itali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Symbol" style:font-family-asian="Symbol" style:font-family-complex="Symbol"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Symbol" style:font-family-asian="Symbol" style:font-family-complex="Symbo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ourier New'" style:font-family-asian="'Courier New'" style:font-family-complex="'Courier New'"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ourier New'" style:font-family-asian="'Courier New'" style:font-family-complex="'Courier New'"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ourier New'" style:font-family-asian="'Courier New'" style:font-family-complex="'Courier New'"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Symbol" style:font-family-asian="Symbol" style:font-family-complex="Symbo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Symbol" style:font-family-asian="Symbol" style:font-family-complex="Symbo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Symbol" style:font-family-asian="Symbol" style:font-family-complex="Symbo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Symbol" style:font-family-asian="Symbol" style:font-family-complex="Symbo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fo:font-style="italic"/>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Symbol" style:font-family-asian="Symbol" style:font-family-complex="Symbol"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Symbol" style:font-family-asian="Symbol" style:font-family-complex="Symbo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ourier New'" style:font-family-asian="'Courier New'" style:font-family-complex="'Courier New'"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ourier New'" style:font-family-asian="'Courier New'" style:font-family-complex="'Courier New'"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ourier New'" style:font-family-asian="'Courier New'" style:font-family-complex="'Courier New'"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Symbol" style:font-family-asian="Symbol" style:font-family-complex="Symbo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Symbol" style:font-family-asian="Symbol" style:font-family-complex="Symbo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Symbol" style:font-family-asian="Symbol" style:font-family-complex="Symbo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Symbol" style:font-family-asian="Symbol" style:font-family-complex="Symbo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left="5.40pt" fo:text-indent="-5.40pt">
        <style:tab-stops>
          <style:tab-stop style:position="243.00pt"/>
          <style:tab-stop style:position="32891.1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243.00pt"/>
          <style:tab-stop style:position="32891.10pt"/>
        </style:tab-stops>
      </style:paragraph-properties>
    </style:style>
    <style:style style:name="P5" style:family="paragraph">
      <style:paragraph-properties fo:line-height="100.00%" fo:text-align="left" fo:margin-left="5.40pt" fo:text-indent="-5.40pt">
        <style:tab-stops>
          <style:tab-stop style:position="243.00pt"/>
          <style:tab-stop style:position="32891.1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243.00pt"/>
          <style:tab-stop style:position="32891.1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243.00pt"/>
          <style:tab-stop style:position="32891.10p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fo:margin-left="5.40pt" fo:text-indent="-5.40pt">
        <style:tab-stops>
          <style:tab-stop style:position="472.50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5.40pt" fo:text-indent="-5.40pt">
        <style:tab-stops>
          <style:tab-stop style:position="472.50pt"/>
        </style:tab-stops>
      </style:paragraph-properties>
    </style:style>
    <style:style style:name="P14" style:family="paragraph">
      <style:paragraph-properties fo:line-height="100.00%" fo:text-align="left" fo:margin-left="5.40pt" fo:text-indent="-5.40pt">
        <style:tab-stops>
          <style:tab-stop style:position="246.35pt"/>
          <style:tab-stop style:position="32891.1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246.35pt"/>
          <style:tab-stop style:position="32891.10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5.40pt" fo:text-indent="-5.40pt">
        <style:tab-stops>
          <style:tab-stop style:position="246.35pt"/>
          <style:tab-stop style:position="32891.10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40pt" fo:text-indent="-5.40pt">
        <style:tab-stops>
          <style:tab-stop style:position="246.35pt"/>
          <style:tab-stop style:position="32891.10pt"/>
        </style:tab-stops>
      </style:paragraph-properties>
    </style:style>
    <style:style style:name="P21" style:family="paragraph">
      <style:paragraph-properties fo:line-height="100.00%" fo:text-align="left" fo:margin-left="5.40pt" fo:text-indent="-5.40pt">
        <style:tab-stops>
          <style:tab-stop style:position="246.35pt"/>
          <style:tab-stop style:position="32891.1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246.35pt"/>
          <style:tab-stop style:position="32891.10pt"/>
        </style:tab-stops>
      </style:paragraph-properties>
    </style:style>
    <style:style style:name="P24" style:family="paragraph">
      <style:paragraph-properties fo:line-height="100.00%" fo:text-align="left" fo:margin-left="5.40pt" fo:text-indent="-5.40pt">
        <style:tab-stops>
          <style:tab-stop style:position="246.35pt"/>
          <style:tab-stop style:position="32891.10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5.40pt" fo:text-indent="-5.40pt">
        <style:tab-stops>
          <style:tab-stop style:position="246.35pt"/>
          <style:tab-stop style:position="32891.10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5.40pt" fo:text-indent="-5.40pt">
        <style:tab-stops>
          <style:tab-stop style:position="246.35pt"/>
          <style:tab-stop style:position="32891.10pt"/>
        </style:tab-stops>
      </style:paragraph-properties>
    </style:style>
    <style:style style:name="P29" style:family="paragraph">
      <style:paragraph-properties fo:line-height="115.00%" fo:text-align="left" fo:margin-bottom="10.00pt"/>
    </style:style>
    <style:style style:name="P30" style:family="paragraph">
      <style:paragraph-properties fo:line-height="100.00%" fo:text-align="left" fo:margin-left="5.40pt" fo:text-indent="-5.40pt">
        <style:tab-stops>
          <style:tab-stop style:position="711.25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40pt" fo:text-indent="-5.40pt">
        <style:tab-stops>
          <style:tab-stop style:position="711.25pt"/>
        </style:tab-stops>
      </style:paragraph-properties>
    </style:style>
    <style:style style:name="P33" style:family="paragraph">
      <style:paragraph-properties fo:line-height="100.00%" fo:text-align="left" fo:margin-left="5.40pt" fo:text-indent="-5.40pt">
        <style:tab-stops>
          <style:tab-stop style:position="374.85pt"/>
          <style:tab-stop style:position="32891.10p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5.40pt" fo:text-indent="-5.40pt">
        <style:tab-stops>
          <style:tab-stop style:position="374.85pt"/>
          <style:tab-stop style:position="32891.10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5.40pt" fo:text-indent="-5.40pt">
        <style:tab-stops>
          <style:tab-stop style:position="374.85pt"/>
          <style:tab-stop style:position="32891.10pt"/>
        </style:tab-stops>
      </style:paragraph-properties>
    </style:style>
    <style:style style:name="P38" style:family="paragraph">
      <style:paragraph-properties fo:line-height="100.00%" fo:text-align="left" fo:margin-left="5.40pt" fo:text-indent="-5.40pt">
        <style:tab-stops>
          <style:tab-stop style:position="711.25p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5.40pt" fo:text-indent="-5.40pt">
        <style:tab-stops>
          <style:tab-stop style:position="711.25pt"/>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5.40pt" fo:text-indent="-5.40pt">
        <style:tab-stops>
          <style:tab-stop style:position="711.25pt"/>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5.40pt" fo:text-indent="-5.40pt">
        <style:tab-stops>
          <style:tab-stop style:position="711.25pt"/>
        </style:tab-stops>
      </style:paragraph-properties>
    </style:style>
    <style:style style:name="P45" style:family="paragraph">
      <style:paragraph-properties fo:line-height="100.00%" fo:text-align="left"/>
    </style:style>
    <style:style style:name="P46" style:family="paragraph">
      <style:paragraph-properties fo:line-height="100.00%" fo:text-align="left" fo:margin-left="5.40pt" fo:text-indent="-5.40pt">
        <style:tab-stops>
          <style:tab-stop style:position="711.25pt"/>
        </style:tab-stops>
      </style:paragraph-properties>
    </style:style>
    <style:style style:name="P47" style:family="paragraph">
      <style:paragraph-properties fo:line-height="100.00%" fo:text-align="left" fo:margin-left="5.40pt" fo:text-indent="-5.40pt">
        <style:tab-stops>
          <style:tab-stop style:position="711.25pt"/>
        </style:tab-stops>
      </style:paragraph-properties>
    </style:style>
    <style:style style:name="P48" style:family="paragraph">
      <style:paragraph-properties fo:line-height="100.00%" fo:text-align="left"/>
    </style:style>
    <style:style style:name="P49" style:family="paragraph">
      <style:paragraph-properties fo:line-height="100.00%" fo:text-align="left" fo:margin-left="5.40pt" fo:text-indent="-5.40pt">
        <style:tab-stops>
          <style:tab-stop style:position="711.25pt"/>
        </style:tab-stops>
      </style:paragraph-properties>
    </style:style>
    <style:style style:name="P50" style:family="paragraph">
      <style:paragraph-properties fo:line-height="100.00%" fo:text-align="left" fo:margin-left="5.40pt" fo:text-indent="-5.40pt">
        <style:tab-stops>
          <style:tab-stop style:position="711.25p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5.40pt" fo:text-indent="-5.40pt">
        <style:tab-stops>
          <style:tab-stop style:position="711.25pt"/>
        </style:tab-stops>
      </style:paragraph-properties>
    </style:style>
    <style:style style:name="P53" style:family="paragraph">
      <style:paragraph-properties fo:line-height="100.00%" fo:text-align="left" fo:margin-left="5.40pt" fo:text-indent="-5.40pt">
        <style:tab-stops>
          <style:tab-stop style:position="591.75pt"/>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5.40pt" fo:text-indent="-5.40pt">
        <style:tab-stops>
          <style:tab-stop style:position="591.75pt"/>
        </style:tab-stops>
      </style:paragraph-properties>
    </style:style>
    <style:style style:name="P56" style:family="paragraph">
      <style:paragraph-properties fo:line-height="100.00%" fo:text-align="left" fo:margin-left="5.40pt" fo:text-indent="-5.40pt">
        <style:tab-stops>
          <style:tab-stop style:position="255.35pt"/>
          <style:tab-stop style:position="32891.10pt"/>
        </style:tab-stops>
      </style:paragraph-properties>
    </style:style>
    <style:style style:name="P57" style:family="paragraph">
      <style:paragraph-properties fo:line-height="100.00%" fo:text-align="left"/>
    </style:style>
    <style:style style:name="P58" style:family="paragraph">
      <style:paragraph-properties fo:line-height="100.00%" fo:text-align="left" fo:margin-left="36.00pt" fo:text-indent="-18.00pt"/>
    </style:style>
    <style:style style:name="P59" style:family="paragraph">
      <style:paragraph-properties fo:line-height="100.00%" fo:text-align="left" fo:margin-left="72.00pt" fo:text-indent="-18.00pt"/>
    </style:style>
    <style:style style:name="P60" style:family="paragraph">
      <style:paragraph-properties fo:line-height="100.00%" fo:text-align="left" fo:margin-left="36.00pt" fo:text-indent="-18.00pt"/>
    </style:style>
    <style:style style:name="P61" style:family="paragraph">
      <style:paragraph-properties fo:line-height="100.00%" fo:text-align="left"/>
    </style:style>
    <style:style style:name="P62" style:family="paragraph">
      <style:paragraph-properties fo:line-height="100.00%" fo:text-align="left" fo:margin-left="5.40pt" fo:text-indent="-5.40pt">
        <style:tab-stops>
          <style:tab-stop style:position="255.35pt"/>
          <style:tab-stop style:position="32891.10pt"/>
        </style:tab-stops>
      </style:paragraph-properties>
    </style:style>
    <style:style style:name="P63" style:family="paragraph">
      <style:paragraph-properties fo:line-height="115.00%" fo:text-align="left" fo:margin-bottom="10.00pt"/>
    </style:style>
    <style:style style:name="P64" style:family="paragraph">
      <style:paragraph-properties fo:line-height="100.00%" fo:text-align="left" fo:margin-left="5.40pt" fo:text-indent="-5.40pt">
        <style:tab-stops>
          <style:tab-stop style:position="472.50pt"/>
        </style:tab-stops>
      </style:paragraph-properties>
    </style:style>
    <style:style style:name="P65" style:family="paragraph">
      <style:paragraph-properties fo:line-height="100.00%" fo:text-align="left"/>
    </style:style>
    <style:style style:name="P66" style:family="paragraph">
      <style:paragraph-properties fo:line-height="100.00%" fo:text-align="left" fo:margin-left="5.40pt" fo:text-indent="-5.40pt">
        <style:tab-stops>
          <style:tab-stop style:position="472.50pt"/>
        </style:tab-stops>
      </style:paragraph-properties>
    </style:style>
    <style:style style:name="P67" style:family="paragraph">
      <style:paragraph-properties fo:line-height="100.00%" fo:text-align="left" fo:margin-left="5.40pt" fo:text-indent="-5.40pt">
        <style:tab-stops>
          <style:tab-stop style:position="255.35pt"/>
          <style:tab-stop style:position="32891.10pt"/>
        </style:tab-stops>
      </style:paragraph-properties>
    </style:style>
    <style:style style:name="P68" style:family="paragraph">
      <style:paragraph-properties fo:line-height="100.00%" fo:text-align="left"/>
    </style:style>
    <style:style style:name="P69" style:family="paragraph">
      <style:paragraph-properties fo:line-height="100.00%" fo:text-align="left" fo:margin-left="36.00pt" fo:text-indent="-18.00pt"/>
    </style:style>
    <style:style style:name="P70" style:family="paragraph">
      <style:paragraph-properties fo:line-height="100.00%" fo:text-align="left" fo:margin-left="72.00pt" fo:text-indent="-18.00pt"/>
    </style:style>
    <style:style style:name="P71" style:family="paragraph">
      <style:paragraph-properties fo:line-height="100.00%" fo:text-align="left" fo:margin-left="36.00pt" fo:text-indent="-18.00pt"/>
    </style:style>
    <style:style style:name="P72" style:family="paragraph">
      <style:paragraph-properties fo:line-height="100.00%" fo:text-align="left"/>
    </style:style>
    <style:style style:name="P73" style:family="paragraph">
      <style:paragraph-properties fo:line-height="100.00%" fo:text-align="left" fo:margin-left="5.40pt" fo:text-indent="-5.40pt">
        <style:tab-stops>
          <style:tab-stop style:position="255.35pt"/>
          <style:tab-stop style:position="32891.10pt"/>
        </style:tab-stops>
      </style:paragraph-properties>
    </style:style>
    <style:style style:name="P74" style:family="paragraph">
      <style:paragraph-properties fo:line-height="115.00%" fo:text-align="left" fo:margin-bottom="10.00pt"/>
    </style:style>
    <style:style style:name="P75" style:family="paragraph">
      <style:paragraph-properties fo:line-height="100.00%" fo:text-align="left" fo:margin-left="5.40pt" fo:text-indent="-5.40pt">
        <style:tab-stops>
          <style:tab-stop style:position="472.50pt"/>
        </style:tab-stops>
      </style:paragraph-properties>
    </style:style>
    <style:style style:name="P76" style:family="paragraph">
      <style:paragraph-properties fo:line-height="100.00%" fo:text-align="left"/>
    </style:style>
    <style:style style:name="P77" style:family="paragraph">
      <style:paragraph-properties fo:line-height="100.00%" fo:text-align="left" fo:margin-left="5.40pt" fo:text-indent="-5.40pt">
        <style:tab-stops>
          <style:tab-stop style:position="472.50pt"/>
        </style:tab-stops>
      </style:paragraph-properties>
    </style:style>
    <style:style style:name="P78" style:family="paragraph">
      <style:paragraph-properties fo:line-height="100.00%" fo:text-align="left" fo:margin-left="5.40pt" fo:text-indent="-5.40pt">
        <style:tab-stops>
          <style:tab-stop style:position="250.85pt"/>
          <style:tab-stop style:position="32891.10pt"/>
        </style:tab-stops>
      </style:paragraph-properties>
    </style:style>
    <style:style style:name="P79" style:family="paragraph">
      <style:paragraph-properties fo:line-height="100.00%" fo:text-align="left"/>
    </style:style>
    <style:style style:name="P80" style:family="paragraph">
      <style:paragraph-properties fo:line-height="100.00%" fo:text-align="left" fo:margin-left="36.00pt" fo:text-indent="-18.00pt"/>
    </style:style>
    <style:style style:name="P81" style:family="paragraph">
      <style:paragraph-properties fo:line-height="100.00%" fo:text-align="left" fo:margin-left="72.00pt" fo:text-indent="-18.00pt"/>
    </style:style>
    <style:style style:name="P82" style:family="paragraph">
      <style:paragraph-properties fo:line-height="100.00%" fo:text-align="left" fo:margin-left="36.00pt" fo:text-indent="-18.00pt"/>
    </style:style>
    <style:style style:name="P83" style:family="paragraph">
      <style:paragraph-properties fo:line-height="100.00%" fo:text-align="left"/>
    </style:style>
    <style:style style:name="P84" style:family="paragraph">
      <style:paragraph-properties fo:line-height="100.00%" fo:text-align="left" fo:margin-left="5.40pt" fo:text-indent="-5.40pt">
        <style:tab-stops>
          <style:tab-stop style:position="250.85pt"/>
          <style:tab-stop style:position="32891.10pt"/>
        </style:tab-stops>
      </style:paragraph-properties>
    </style:style>
    <style:style style:name="P85" style:family="paragraph">
      <style:paragraph-properties fo:line-height="115.00%" fo:text-align="left" fo:margin-bottom="10.00pt"/>
    </style:style>
    <style:style style:name="P86" style:family="paragraph">
      <style:paragraph-properties fo:line-height="100.00%" fo:text-align="left" fo:margin-bottom="10.00pt"/>
    </style:style>
    <style:style style:name="P87" style:family="paragraph">
      <style:paragraph-properties fo:line-height="115.00%" fo:text-align="left" fo:margin-bottom="10.00pt"/>
    </style:style>
    <style:style style:name="P88" style:family="paragraph">
      <style:paragraph-properties fo:line-height="100.00%" fo:text-align="left" fo:margin-bottom="10.00pt"/>
    </style:style>
    <style:style style:name="P89" style:family="paragraph">
      <style:paragraph-properties fo:line-height="115.00%" fo:text-align="left" fo:margin-bottom="10.00pt"/>
    </style:style>
    <style:style style:name="P90" style:family="paragraph">
      <style:paragraph-properties fo:line-height="100.00%" fo:text-align="left" fo:margin-bottom="10.00pt"/>
    </style:style>
    <style:style style:name="P91" style:family="paragraph">
      <style:paragraph-properties fo:line-height="115.00%" fo:text-align="left" fo:margin-bottom="10.00pt"/>
    </style:style>
    <style:style style:name="P92" style:family="paragraph">
      <style:paragraph-properties fo:line-height="100.00%" fo:text-align="left" fo:margin-bottom="10.00pt"/>
    </style:style>
    <style:style style:name="P93" style:family="paragraph">
      <style:paragraph-properties fo:line-height="115.00%" fo:text-align="left" fo:margin-bottom="10.00pt"/>
    </style:style>
    <style:style style:name="P94" style:family="paragraph">
      <style:paragraph-properties fo:line-height="100.00%" fo:text-align="left" fo:margin-bottom="10.00pt"/>
    </style:style>
    <style:style style:name="P95" style:family="paragraph">
      <style:paragraph-properties fo:line-height="115.00%" fo:text-align="left" fo:margin-bottom="10.00pt"/>
    </style:style>
    <style:style style:name="P96" style:family="paragraph">
      <style:paragraph-properties fo:line-height="100.00%" fo:text-align="left" fo:margin-bottom="10.00pt"/>
    </style:style>
    <style:style style:name="P97" style:family="paragraph">
      <style:paragraph-properties fo:line-height="115.00%" fo:text-align="left" fo:margin-bottom="10.00pt"/>
    </style:style>
    <style:style style:name="TableColumn0100" style:family="table-column">
      <style:table-column-properties style:column-width="3.450000in"/>
    </style:style>
    <style:style style:name="TableColumn0101" style:family="table-column">
      <style:table-column-properties style:column-width="3.200000in"/>
    </style:style>
    <style:style style:name="Table01" style:family="table">
      <style:table-properties style:width="6.650000in" fo:margin-left="0.000000in" style:writing-mode="lr" table:align="left" style:may-break-between-rows="true"/>
    </style:style>
    <style:style style:name="TableRow0100" style:family="table-row">
      <style:table-row-properties style:min-row-height="0.156250in"/>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olumn0200" style:family="table-column">
      <style:table-column-properties style:column-width="3.496528in"/>
    </style:style>
    <style:style style:name="TableColumn0201" style:family="table-column">
      <style:table-column-properties style:column-width="3.140972in"/>
    </style:style>
    <style:style style:name="Table02" style:family="table">
      <style:table-properties style:width="6.637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2" style:family="table-row">
      <style:table-row-properties/>
    </style:style>
    <style:style style:name="TableCell02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2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3" style:family="table-row">
      <style:table-row-properties/>
    </style:style>
    <style:style style:name="TableCell0203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3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4" style:family="table-row">
      <style:table-row-properties style:min-row-height="0.347917in"/>
    </style:style>
    <style:style style:name="TableCell0204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4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5" style:family="table-row">
      <style:table-row-properties style:min-row-height="0.335417in"/>
    </style:style>
    <style:style style:name="TableCell0205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5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6" style:family="table-row">
      <style:table-row-properties style:min-row-height="0.335417in"/>
    </style:style>
    <style:style style:name="TableCell0206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6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olumn0300" style:family="table-column">
      <style:table-column-properties style:column-width="3.621528in"/>
    </style:style>
    <style:style style:name="TableColumn0301" style:family="table-column">
      <style:table-column-properties style:column-width="1.659722in"/>
    </style:style>
    <style:style style:name="TableColumn0302" style:family="table-column">
      <style:table-column-properties style:column-width="3.012500in"/>
    </style:style>
    <style:style style:name="TableColumn0303" style:family="table-column">
      <style:table-column-properties style:column-width="1.659722in"/>
    </style:style>
    <style:style style:name="Table03" style:family="table">
      <style:table-properties style:width="9.953472in" fo:margin-left="0.000000in" style:writing-mode="lr" table:align="left" style:may-break-between-rows="true"/>
    </style:style>
    <style:style style:name="TableRow0300" style:family="table-row">
      <style:table-row-properties style:min-row-height="0.243056in"/>
    </style:style>
    <style:style style:name="TableCell03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1" style:family="table-row">
      <style:table-row-properties style:min-row-height="0.211806in"/>
    </style:style>
    <style:style style:name="TableCell03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102"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2" style:family="table-row">
      <style:table-row-properties style:min-row-height="0.211806in"/>
    </style:style>
    <style:style style:name="TableCell03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2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202"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2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3" style:family="table-row">
      <style:table-row-properties style:min-row-height="0.211806in"/>
    </style:style>
    <style:style style:name="TableCell0303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4" style:family="table-row">
      <style:table-row-properties style:min-row-height="0.211806in"/>
    </style:style>
    <style:style style:name="TableCell0304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4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4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5" style:family="table-row">
      <style:table-row-properties style:min-row-height="0.211806in"/>
    </style:style>
    <style:style style:name="TableCell0305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5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5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6" style:family="table-row">
      <style:table-row-properties style:min-row-height="0.211806in"/>
    </style:style>
    <style:style style:name="TableCell0306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6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6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7" style:family="table-row">
      <style:table-row-properties style:min-row-height="0.138889in"/>
    </style:style>
    <style:style style:name="TableCell0307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7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7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8" style:family="table-row">
      <style:table-row-properties/>
    </style:style>
    <style:style style:name="TableCell0308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8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8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9" style:family="table-row">
      <style:table-row-properties/>
    </style:style>
    <style:style style:name="TableCell0309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9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09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10" style:family="table-row">
      <style:table-row-properties style:min-row-height="0.948611in"/>
    </style:style>
    <style:style style:name="TableCell031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10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1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400" style:family="table-column">
      <style:table-column-properties style:column-width="3.621528in"/>
    </style:style>
    <style:style style:name="TableColumn0401" style:family="table-column">
      <style:table-column-properties style:column-width="3.015972in"/>
    </style:style>
    <style:style style:name="Table04" style:family="table">
      <style:table-properties style:width="6.6375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401" style:family="table-row">
      <style:table-row-properties style:min-row-height="0.948611in"/>
    </style:style>
    <style:style style:name="TableCell04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4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olumn0500" style:family="table-column">
      <style:table-column-properties style:column-width="3.559028in"/>
    </style:style>
    <style:style style:name="TableColumn0501" style:family="table-column">
      <style:table-column-properties style:column-width="3.078472in"/>
    </style:style>
    <style:style style:name="Table05" style:family="table">
      <style:table-properties style:width="6.6375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501" style:family="table-row">
      <style:table-row-properties style:min-row-height="0.948611in"/>
    </style:style>
    <style:style style:name="TableCell05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5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office:automatic-styles>
  <office:body>
    <office:text>
      <text:p text:style-name="P1"><text:span text:style-name="T1">Evaluation for Lab 2<text:s/></text:span><text:span text:style-name="T2">–</text:span><text:span text:style-name="T3"><text:s/>Intro To ES6</text:span></text:p>
      <table:table table:style-name="Table01">
        <table:table-column table:style-name="TableColumn0100"/>
        <table:table-column table:style-name="TableColumn0101"/>
        <table:table-row table:style-name="TableRow0100">
          <table:table-cell table:style-name="TableCell010000">
            <text:p text:style-name="P3"><text:span text:style-name="T5">Name of programmer:</text:span><text:span text:style-name="T6"/></text:p>
          </table:table-cell>
          <table:table-cell table:style-name="TableCell010001">
            <text:p text:style-name="P3"><text:span text:style-name="T7">Travis Burns</text:span><text:span text:style-name="T8"/></text:p>
          </table:table-cell>
        </table:table-row>
        <table:table-row table:style-name="TableRow0101">
          <table:table-cell table:style-name="TableCell010100">
            <text:p text:style-name="P6"><text:span text:style-name="T9">Name of evaluator:<text:s/></text:span><text:span text:style-name="T10"/></text:p>
          </table:table-cell>
          <table:table-cell table:style-name="TableCell010101">
            <text:p text:style-name="P6"><text:span text:style-name="T10"/></text:p>
          </table:table-cell>
        </table:table-row>
        <table:table-row table:style-name="TableRow0102">
          <table:table-cell table:style-name="TableCell010200">
            <text:p text:style-name="P8"><text:span text:style-name="T11">Date:</text:span><text:span text:style-name="T12"/></text:p>
          </table:table-cell>
          <table:table-cell table:style-name="TableCell010201">
            <text:p text:style-name="P8"><text:span text:style-name="T12"/></text:p>
          </table:table-cell>
        </table:table-row>
      </table:table>
      <text:p text:style-name="P10"><text:span text:style-name="T12"/></text:p>
      <table:table table:style-name="Table02">
        <table:table-column table:style-name="TableColumn0200"/>
        <table:table-column table:style-name="TableColumn0201"/>
        <table:table-row table:style-name="TableRow0200">
          <table:table-cell table:style-name="TableCell020000" table:number-columns-spanned="2">
            <text:p text:style-name="P12"><text:span text:style-name="T13">Programming style for all programs</text:span><text:span text:style-name="T14"/></text:p>
          </table:table-cell>
          <table:covered-table-cell/>
        </table:table-row>
        <table:table-row table:style-name="TableRow0201">
          <table:table-cell table:style-name="TableCell020100">
            <text:p text:style-name="P15"><text:span text:style-name="T15">Is proper indentation used?</text:span><text:span text:style-name="T16"/></text:p>
          </table:table-cell>
          <table:table-cell table:style-name="TableCell020101">
            <text:p text:style-name="P15"><text:span text:style-name="T17">yes</text:span><text:span text:style-name="T18"/></text:p>
          </table:table-cell>
        </table:table-row>
        <table:table-row table:style-name="TableRow0202">
          <table:table-cell table:style-name="TableCell020200">
            <text:p text:style-name="P17"><text:span text:style-name="T19">Are comments used appropriately?</text:span><text:span text:style-name="T20"/></text:p>
          </table:table-cell>
          <table:table-cell table:style-name="TableCell020201">
            <text:p text:style-name="P17"><text:span text:style-name="T21">yes</text:span><text:span text:style-name="T22"/></text:p>
          </table:table-cell>
        </table:table-row>
        <table:table-row table:style-name="TableRow0203">
          <table:table-cell table:style-name="TableCell020300">
            <text:p text:style-name="P19"><text:span text:style-name="T23">Do variable names use camel case? (camelCase for example)<text:s text:c="2"/>Are variables declared with var, let or const?</text:span><text:span text:style-name="T24"/></text:p>
          </table:table-cell>
          <table:table-cell table:style-name="TableCell020301">
            <text:p text:style-name="P19"><text:span text:style-name="T25">yes</text:span><text:span text:style-name="T26"/></text:p>
          </table:table-cell>
        </table:table-row>
        <table:table-row table:style-name="TableRow0204">
          <table:table-cell table:style-name="TableCell020400">
            <text:p text:style-name="P22"><text:span text:style-name="T27">Do function/method names use camel case?<text:s text:c="2"/>Do functions/methods pass parameters and return values appropriately?</text:span><text:span text:style-name="T28"/></text:p>
          </table:table-cell>
          <table:table-cell table:style-name="TableCell020401">
            <text:p text:style-name="P22"><text:span text:style-name="T29">yes</text:span><text:span text:style-name="T30"/></text:p>
          </table:table-cell>
        </table:table-row>
        <table:table-row table:style-name="TableRow0205">
          <table:table-cell table:style-name="TableCell020500">
            <text:p text:style-name="P25"><text:span text:style-name="T31">Do class names use title case?<text:s text:c="2"/>Do classes effectively encapsulate the functionality of the “things” in the solution space?</text:span><text:span text:style-name="T32"/></text:p>
          </table:table-cell>
          <table:table-cell table:style-name="TableCell020501">
            <text:p text:style-name="P25"><text:span text:style-name="T33">yes</text:span><text:span text:style-name="T34"/></text:p>
          </table:table-cell>
        </table:table-row>
        <table:table-row table:style-name="TableRow0206">
          <table:table-cell table:style-name="TableCell020600">
            <text:p text:style-name="P27"><text:span text:style-name="T35">Does the code take advantage of opportunities to use ES6 syntactical elements such as let, const, functional programming, arrow functions classes?</text:span><text:span text:style-name="T36"/></text:p>
          </table:table-cell>
          <table:table-cell table:style-name="TableCell020601">
            <text:p text:style-name="P27"><text:span text:style-name="T37">yes</text:span><text:span text:style-name="T38"/></text:p>
          </table:table-cell>
        </table:table-row>
      </table:table>
      <text:p text:style-name="P29"><text:span text:style-name="T39">Instructions<text:line-break/></text:span><text:span text:style-name="T40">You should have already completed at least 50% of the lab.<text:s text:c="2"/>After completing this evaluation you will submit this form along with screen shots of each of your applications running on your machine. Your source code will be submitted by providing the url for your github repository.<text:s text:c="2"/>I will test your code by running it on citstudent.lanecc.edu.<text:s text:c="2"/>You must provide the url for your applications running on the server as well.<text:s text:c="2"/>You may make corrections to your work and submit and updated evaluation in your final version of the lab. </text:span></text:p>
      <text:p text:style-name="P29"><text:span text:style-name="T41"/></text:p>
      <text:p text:style-name="P29"><text:span text:style-name="T41"/></text:p>
      <text:p text:style-name="P29"><text:span text:style-name="T42">General comments and notes:</text:span></text:p>
      <text:p text:style-name="P29"><text:span text:style-name="T43"/></text:p>
      <text:p text:style-name="P29"><text:span text:style-name="T44">One thing that you learned from completing the evaluation:</text:span></text:p>
      <text:p text:style-name="P29"><text:span text:style-name="T45"/></text:p>
      <text:p text:style-name="P29"><text:span text:style-name="T45"/></text:p>
      <text:p text:style-name="P29"><text:span text:style-name="T46"><text:s/></text:span></text:p>
      <text:p text:style-name="P29"><text:span text:style-name="T47"/></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able:number-columns-spanned="4">
            <text:p text:style-name="P31"><text:span text:style-name="T48">Professional development tools and techniques</text:span><text:span text:style-name="T49"/></text:p>
          </table:table-cell>
          <table:covered-table-cell/>
          <table:covered-table-cell/>
          <table:covered-table-cell/>
        </table:table-row>
        <table:table-row table:style-name="TableRow0301">
          <table:table-cell table:style-name="TableCell030100" table:number-columns-spanned="2">
            <text:p text:style-name="P34"><text:span text:style-name="T50">Content, style and functionality are provided in separate files?<text:s text:c="2"/>Inline styles are used only sparingly?<text:s text:c="2"/>Event handlers are created in JS code not in html?</text:span><text:span text:style-name="T51"/></text:p>
          </table:table-cell>
          <table:covered-table-cell/>
          <table:table-cell table:style-name="TableCell030102" table:number-columns-spanned="2">
            <text:p text:style-name="P34"><text:span text:style-name="T52">yes</text:span><text:span text:style-name="T53"/></text:p>
          </table:table-cell>
          <table:covered-table-cell/>
        </table:table-row>
        <table:table-row table:style-name="TableRow0302">
          <table:table-cell table:style-name="TableCell030200" table:number-columns-spanned="2">
            <text:p text:style-name="P36"><text:span text:style-name="T54">Solutions are uploaded to citstudent?</text:span><text:span text:style-name="T55"/></text:p>
          </table:table-cell>
          <table:covered-table-cell/>
          <table:table-cell table:style-name="TableCell030202" table:number-columns-spanned="2">
            <text:p text:style-name="P36"><text:span text:style-name="T56">yes</text:span><text:span text:style-name="T57"/></text:p>
          </table:table-cell>
          <table:covered-table-cell/>
        </table:table-row>
        <table:table-row table:style-name="TableRow0303">
          <table:table-cell table:style-name="TableCell030300" table:number-columns-spanned="4">
            <text:p text:style-name="P39"><text:span text:style-name="T58">Url for StopWatch version 2 on citstudent:<text:s text:c="3"/></text:span><text:a xlink:href="http://citstudent.lanecc.net/~burnst074/CS233JS/Lab2/StopWatch/indexStart.html"><text:span text:style-name="T59">http://citstudent.lanecc.net/~burnst074/CS233JS/Lab2/StopWatch/indexStart.html</text:span></text:a><text:span text:style-name="T60"/></text:p>
          </table:table-cell>
          <table:covered-table-cell/>
          <table:covered-table-cell/>
          <table:covered-table-cell/>
        </table:table-row>
        <table:table-row table:style-name="TableRow0304">
          <table:table-cell table:style-name="TableCell030400" table:number-columns-spanned="4">
            <text:p text:style-name="P41"><text:span text:style-name="T61">Url for Concentration version 2 on citstudent?<text:s/></text:span><text:a xlink:href="http://citstudent.lanecc.net/~burnst074/CS233JS/Lab2/Concentration/indexStart.html"><text:span text:style-name="T62">http://citstudent.lanecc.net/~burnst074/CS233JS/Lab2/Concentration/indexStart.html</text:span></text:a><text:span text:style-name="T63"/></text:p>
          </table:table-cell>
          <table:covered-table-cell/>
          <table:covered-table-cell/>
          <table:covered-table-cell/>
        </table:table-row>
        <table:table-row table:style-name="TableRow0305">
          <table:table-cell table:style-name="TableCell030500" table:number-columns-spanned="4">
            <text:p text:style-name="P43"><text:span text:style-name="T64">Url for TTT version 2 on citstudent:<text:s/></text:span><text:a xlink:href="http://citstudent.lanecc.net/~burnst074/CS233JS/Lab2/TTT/indexStart.html"><text:span text:style-name="T65">http://citstudent.lanecc.net/~burnst074/CS233JS/Lab2/TTT/indexStart.html</text:span></text:a><text:span text:style-name="T66"/></text:p>
          </table:table-cell>
          <table:covered-table-cell/>
          <table:covered-table-cell/>
          <table:covered-table-cell/>
        </table:table-row>
        <table:table-row table:style-name="TableRow0306">
          <table:table-cell table:style-name="TableCell030600" table:number-columns-spanned="4">
            <text:p text:style-name="P45"><text:span text:style-name="T67">Url for StopWatch github repo:<text:s text:c="2"/></text:span><text:a xlink:href="https://github.com/LCC-CIT-Programming-CS233JS/02-stopwatch-template-travisburns"><text:span text:style-name="T68">https://github.com/LCC-CIT-Programming-CS233JS/02-stopwatch-template-travisburns</text:span></text:a><text:span text:style-name="T69"/></text:p>
          </table:table-cell>
          <table:covered-table-cell/>
          <table:covered-table-cell/>
          <table:covered-table-cell/>
        </table:table-row>
        <table:table-row table:style-name="TableRow0307">
          <table:table-cell table:style-name="TableCell030700" table:number-columns-spanned="4">
            <text:p text:style-name="P48"><text:span text:style-name="T70">Url for Concentration github repo:<text:s/></text:span><text:a xlink:href="https://github.com/LCC-CIT-Programming-CS233JS/02-concentration-template-travisburns"><text:span text:style-name="T71">https://github.com/LCC-CIT-Programming-CS233JS/02-concentration-template-travisburns</text:span></text:a><text:span text:style-name="T72"/></text:p>
          </table:table-cell>
          <table:covered-table-cell/>
          <table:covered-table-cell/>
          <table:covered-table-cell/>
        </table:table-row>
        <table:table-row table:style-name="TableRow0308">
          <table:table-cell table:style-name="TableCell030800" table:number-columns-spanned="4">
            <text:p text:style-name="P51"><text:span text:style-name="T73">Url for TTT github repo:<text:s text:c="2"/></text:span><text:a xlink:href="https://github.com/LCC-CIT-Programming-CS233JS/02-ttt-template-travisburns"><text:span text:style-name="T74">https://github.com/LCC-CIT-Programming-CS233JS/02-ttt-template-travisburns</text:span></text:a><text:span text:style-name="T75"/></text:p>
          </table:table-cell>
          <table:covered-table-cell/>
          <table:covered-table-cell/>
          <table:covered-table-cell/>
        </table:table-row>
        <table:table-row table:style-name="TableRow0309">
          <table:table-cell table:style-name="TableCell030900" table:number-columns-spanned="3">
            <text:p text:style-name="P54"><text:span text:style-name="T76">StopWatch version 2</text:span><text:span text:style-name="T77"/></text:p>
          </table:table-cell>
          <table:covered-table-cell/>
          <table:covered-table-cell/>
        </table:table-row>
        <table:table-row table:style-name="TableRow0310">
          <table:table-cell table:style-name="TableCell031000">
            <text:p text:style-name="P57"><text:span text:style-name="T78">Completed version 2 of StopWatch?<text:s text:c="2"/></text:span></text:p>
            <text:p text:style-name="P58"><text:span text:style-name="T79">·<text:tab/></text:span><text:span text:style-name="T80">Created a class called StopWatch?<text:s text:c="2"/></text:span></text:p>
            <text:p text:style-name="P58"><text:span text:style-name="T81">·<text:tab/></text:span><text:span text:style-name="T82">Moved the functionality of init into the constructor?<text:s text:c="2"/></text:span></text:p>
            <text:p text:style-name="P59"><text:span text:style-name="T83">o<text:tab/></text:span><text:span text:style-name="T84">Used the keyword this in conjunction with instance variables (rather than var, let or const)?<text:s text:c="2"/></text:span></text:p>
            <text:p text:style-name="P59"><text:span text:style-name="T85">o<text:tab/></text:span><text:span text:style-name="T86">Added the event handlers for stop, start and reset in code? </text:span></text:p>
            <text:p text:style-name="P59"><text:span text:style-name="T87">o<text:tab/></text:span><text:span text:style-name="T88">Used the bind method to associate this with the class rather than the UI elements in creating the event handlers?</text:span></text:p>
            <text:p text:style-name="P60"><text:span text:style-name="T89">·<text:tab/></text:span><text:span text:style-name="T90">Converted each of the functions listed above to a method? Used the keyword this when using each instance variable and/or calling a method?</text:span></text:p>
            <text:p text:style-name="P60"><text:span text:style-name="T91">·<text:tab/></text:span><text:span text:style-name="T92">Declared a variable to represent a stopwatch object?<text:s text:c="2"/></text:span></text:p>
            <text:p text:style-name="P60"><text:span text:style-name="T93">·<text:tab/></text:span><text:span text:style-name="T94">Instantiated the object in the onload handler for the window?<text:s text:c="2"/>Used an arrow function or an anonymous function for the handler?</text:span></text:p>
            <text:p text:style-name="P60"><text:span text:style-name="T95">·<text:tab/></text:span><text:span text:style-name="T96">Application satisfies all requirements and functions correctly?<text:s text:c="2"/>Screen shots of the application running in 2 browsers are included?</text:span><text:span text:style-name="T97"/></text:p>
          </table:table-cell>
          <table:table-cell table:style-name="TableCell031001" table:number-columns-spanned="2">
            <text:p text:style-name="P61"><text:span text:style-name="T98">yes</text:span></text:p>
            <text:p text:style-name="P61"><text:span text:style-name="T98">yes</text:span></text:p>
            <text:p text:style-name="P61"><text:span text:style-name="T98">yes</text:span></text:p>
            <text:p text:style-name="P61"><text:span text:style-name="T98">yes</text:span></text:p>
            <text:p text:style-name="P61"><text:span text:style-name="T98">yes</text:span></text:p>
            <text:p text:style-name="P61"><text:span text:style-name="T98">yes</text:span></text:p>
            <text:p text:style-name="P61"><text:span text:style-name="T98">yes</text:span></text:p>
            <text:p text:style-name="P61"><text:span text:style-name="T98">yes</text:span></text:p>
            <text:p text:style-name="P61"><text:span text:style-name="T98">yes</text:span><text:span text:style-name="T99"/></text:p>
          </table:table-cell>
          <table:covered-table-cell/>
        </table:table-row>
      </table:table>
      <text:p text:style-name="P63"><text:span text:style-name="T99"/></text:p>
      <text:p text:style-name="P63"><text:span text:style-name="T100"><text:s/></text:span></text:p>
      <text:p text:style-name="P63"><text:span text:style-name="T101"/></text:p>
      <table:table table:style-name="Table04">
        <table:table-column table:style-name="TableColumn0400"/>
        <table:table-column table:style-name="TableColumn0401"/>
        <table:table-row table:style-name="TableRow0400">
          <table:table-cell table:style-name="TableCell040000" table:number-columns-spanned="2">
            <text:p text:style-name="P65"><text:span text:style-name="T102">Concentration version 2</text:span><text:span text:style-name="T103"/></text:p>
          </table:table-cell>
          <table:covered-table-cell/>
        </table:table-row>
        <table:table-row table:style-name="TableRow0401">
          <table:table-cell table:style-name="TableCell040100">
            <text:p text:style-name="P68"><text:span text:style-name="T104">Completed version 2 of Concentration?<text:s text:c="2"/></text:span></text:p>
            <text:p text:style-name="P69"><text:span text:style-name="T105">·<text:tab/></text:span><text:span text:style-name="T106">Created a class called Concentration?<text:s text:c="2"/></text:span></text:p>
            <text:p text:style-name="P69"><text:span text:style-name="T107">·<text:tab/></text:span><text:span text:style-name="T108">Moved the functionality of init into the constructor?<text:s text:c="2"/></text:span></text:p>
            <text:p text:style-name="P70"><text:span text:style-name="T109">o<text:tab/></text:span><text:span text:style-name="T110">Used the keyword this in conjunction with instance variables (rather than var, let or const)?<text:s text:c="2"/></text:span></text:p>
            <text:p text:style-name="P70"><text:span text:style-name="T111">o<text:tab/></text:span><text:span text:style-name="T112">Used the bind method to associate this with the class rather than the UI elements in creating the event handlers?</text:span></text:p>
            <text:p text:style-name="P70"><text:span text:style-name="T113">o<text:tab/></text:span><text:span text:style-name="T114">Called the method init?</text:span></text:p>
            <text:p text:style-name="P71"><text:span text:style-name="T115">·<text:tab/></text:span><text:span text:style-name="T116">Converted each of the functions to a method? Used the keyword this when using each instance variable and/or calling a method?</text:span></text:p>
            <text:p text:style-name="P71"><text:span text:style-name="T117">·<text:tab/></text:span><text:span text:style-name="T118">Declared a variable to represent a concentration object?<text:s text:c="2"/></text:span></text:p>
            <text:p text:style-name="P71"><text:span text:style-name="T119">·<text:tab/></text:span><text:span text:style-name="T120">Instantiated the object in the onload handler for the window?<text:s text:c="2"/>Used an arrow function or an anonymous function for the handler?</text:span></text:p>
            <text:p text:style-name="P71"><text:span text:style-name="T121">·<text:tab/></text:span><text:span text:style-name="T122">Application satisfies all requirements and functions correctly?<text:s text:c="2"/>Screen shots of the application running in 2 browsers are included?</text:span><text:span text:style-name="T123"/></text:p>
          </table:table-cell>
          <table:table-cell table:style-name="TableCell040101">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4">yes</text:span></text:p>
            <text:p text:style-name="P72"><text:span text:style-name="T125"/></text:p>
          </table:table-cell>
        </table:table-row>
      </table:table>
      <text:p text:style-name="P74"><text:span text:style-name="T126"><text:s/></text:span></text:p>
      <text:p text:style-name="P74"><text:span text:style-name="T127"/></text:p>
      <table:table table:style-name="Table05">
        <table:table-column table:style-name="TableColumn0500"/>
        <table:table-column table:style-name="TableColumn0501"/>
        <table:table-row table:style-name="TableRow0500">
          <table:table-cell table:style-name="TableCell050000" table:number-columns-spanned="2">
            <text:p text:style-name="P76"><text:span text:style-name="T128">TTT version 2</text:span><text:span text:style-name="T129"/></text:p>
          </table:table-cell>
          <table:covered-table-cell/>
        </table:table-row>
        <table:table-row table:style-name="TableRow0501">
          <table:table-cell table:style-name="TableCell050100">
            <text:p text:style-name="P79"><text:span text:style-name="T130">Completed version 2 of TTT?<text:s text:c="2"/></text:span></text:p>
            <text:p text:style-name="P80"><text:span text:style-name="T131">·<text:tab/></text:span><text:span text:style-name="T132">Created a class called TTT?<text:s text:c="2"/></text:span></text:p>
            <text:p text:style-name="P80"><text:span text:style-name="T133">·<text:tab/></text:span><text:span text:style-name="T134">Moved the functionality of init into the constructor?<text:s text:c="2"/></text:span></text:p>
            <text:p text:style-name="P81"><text:span text:style-name="T135">o<text:tab/></text:span><text:span text:style-name="T136">Used the keyword this in conjunction with instance variables (rather than var, let or const)?<text:s text:c="2"/></text:span></text:p>
            <text:p text:style-name="P81"><text:span text:style-name="T137">o<text:tab/></text:span><text:span text:style-name="T138">Added the event handlers in code? </text:span></text:p>
            <text:p text:style-name="P81"><text:span text:style-name="T139">o<text:tab/></text:span><text:span text:style-name="T140">Used the bind method to associate this with the class rather than the UI elements in creating the event handlers?</text:span></text:p>
            <text:p text:style-name="P82"><text:span text:style-name="T141">·<text:tab/></text:span><text:span text:style-name="T142">Converted each of the functions to a method? Used the keyword this when using each instance variable and/or calling a method?</text:span></text:p>
            <text:p text:style-name="P82"><text:span text:style-name="T143">·<text:tab/></text:span><text:span text:style-name="T144">Declared a variable to represent a TTT object?<text:s text:c="2"/></text:span></text:p>
            <text:p text:style-name="P82"><text:span text:style-name="T145">·<text:tab/></text:span><text:span text:style-name="T146">Instantiated the object in the onload handler for the window?<text:s text:c="2"/>Used an arrow function or an anonymous function for the handler?</text:span></text:p>
            <text:p text:style-name="P82"><text:span text:style-name="T147">·<text:tab/></text:span><text:span text:style-name="T148">Application satisfies all requirements and functions correctly?<text:s text:c="2"/>Screen shots of the application running in 2 browsers are included?</text:span><text:span text:style-name="T149"/></text:p>
          </table:table-cell>
          <table:table-cell table:style-name="TableCell050101">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p>
            <text:p text:style-name="P83"><text:span text:style-name="T150">No</text:span><text:span text:style-name="T151"/></text:p>
          </table:table-cell>
        </table:table-row>
      </table:table>
      <text:p text:style-name="P85"><text:span text:style-name="T151"/></text:p>
      <text:p text:style-name="P85"><text:span text:style-name="T151"/></text:p>
      <text:p text:style-name="P85"><text:span text:style-name="T151"/></text:p>
      <text:p text:style-name="P85"><text:span text:style-name="T151"/></text:p>
      <text:p text:style-name="P85"><text:span text:style-name="T151"/></text:p>
      <text:p text:style-name="P85"><text:span text:style-name="T151"/></text:p>
      <text:p text:style-name="P85"><text:span text:style-name="T152">Lab 2 StopWatch ScreenShots</text:span></text:p>
      <text:p text:style-name="P85"><text:span text:style-name="T153"/></text:p>
      <text:p text:style-name="P85"><text:span text:style-name="T154">Firefox </text:span></text:p>
      <text:p text:style-name="P86"><draw:frame text:anchor-type="as-char" svg:width="152.40mm" svg:height="82.02mm" style:rel-width="scale" style:rel-height="scale"><draw:object-ole xlink:href="OleObj1"/><draw:image xlink:href="ObjectReplacements/OleObj1"/></draw:frame><text:span text:style-name="T155"/></text:p>
      <text:p text:style-name="P87"><text:span text:style-name="T156">Microsoft Edge</text:span></text:p>
      <text:p text:style-name="P88"><text:span text:style-name="T157"/></text:p>
      <text:p text:style-name="P88"><draw:frame text:anchor-type="as-char" svg:width="152.40mm" svg:height="82.02mm" style:rel-width="scale" style:rel-height="scale"><draw:object-ole xlink:href="OleObj2"/><draw:image xlink:href="ObjectReplacements/OleObj2"/></draw:frame><text:span text:style-name="T157"/></text:p>
      <text:p text:style-name="P89"><text:span text:style-name="T157"/></text:p>
      <text:p text:style-name="P89"><text:span text:style-name="T157"/></text:p>
      <text:p text:style-name="P89"><text:span text:style-name="T157"/></text:p>
      <text:p text:style-name="P89"><text:span text:style-name="T157"/></text:p>
      <text:p text:style-name="P89"><text:span text:style-name="T157"/></text:p>
      <text:p text:style-name="P89"><text:span text:style-name="T157"/></text:p>
      <text:p text:style-name="P89"><text:span text:style-name="T158">Lab2 Concentration Screen shots</text:span></text:p>
      <text:p text:style-name="P89"><text:span text:style-name="T159"/></text:p>
      <text:p text:style-name="P89"><text:span text:style-name="T160">FireFox</text:span></text:p>
      <text:p text:style-name="P90"><draw:frame text:anchor-type="as-char" svg:width="152.40mm" svg:height="77.26mm" style:rel-width="scale" style:rel-height="scale"><draw:object-ole xlink:href="OleObj3"/><draw:image xlink:href="ObjectReplacements/OleObj3"/></draw:frame><text:span text:style-name="T161"/></text:p>
      <text:p text:style-name="P90"><text:span text:style-name="T161"/></text:p>
      <text:p text:style-name="P91"><text:span text:style-name="T161"/></text:p>
      <text:p text:style-name="P91"><text:span text:style-name="T161"/></text:p>
      <text:p text:style-name="P91"><text:span text:style-name="T161"/></text:p>
      <text:p text:style-name="P91"><text:span text:style-name="T162">MicroSoft Edge</text:span></text:p>
      <text:p text:style-name="P92"><draw:frame text:anchor-type="as-char" svg:width="152.40mm" svg:height="82.55mm" style:rel-width="scale" style:rel-height="scale"><draw:object-ole xlink:href="OleObj4"/><draw:image xlink:href="ObjectReplacements/OleObj4"/></draw:frame><text:span text:style-name="T163"/></text:p>
      <text:p text:style-name="P92"><text:span text:style-name="T163"/></text:p>
      <text:p text:style-name="P92"><text:span text:style-name="T163"/></text:p>
      <text:p text:style-name="P93"><text:span text:style-name="T163"/></text:p>
      <text:p text:style-name="P93"><text:span text:style-name="T163"/></text:p>
      <text:p text:style-name="P93"><text:span text:style-name="T164">Lab 2 TTT ScreenShots</text:span></text:p>
      <text:p text:style-name="P93"><text:span text:style-name="T165"/></text:p>
      <text:p text:style-name="P93"><text:span text:style-name="T166">Firefox</text:span></text:p>
      <text:p text:style-name="P94"><draw:frame text:anchor-type="as-char" svg:width="152.40mm" svg:height="82.81mm" style:rel-width="scale" style:rel-height="scale"><draw:object-ole xlink:href="OleObj5"/><draw:image xlink:href="ObjectReplacements/OleObj5"/></draw:frame><text:span text:style-name="T167"/></text:p>
      <text:p text:style-name="P95"><text:span text:style-name="T167"/></text:p>
      <text:p text:style-name="P95"><text:span text:style-name="T168">Microsoft Edge</text:span></text:p>
      <text:p text:style-name="P96"><draw:frame text:anchor-type="as-char" svg:width="152.40mm" svg:height="83.08mm" style:rel-width="scale" style:rel-height="scale"><draw:object-ole xlink:href="OleObj6"/><draw:image xlink:href="ObjectReplacements/OleObj6"/></draw:frame><text:span text:style-name="T169"/></text:p>
      <text:p text:style-name="P97"><text:span text:style-name="T169"/></text:p>
      <text:p text:style-name="P97"><text:span text:style-name="T16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